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19-02-01 15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8872" calcext:value-type="float">
            <text:p>57.26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18-11-29 14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328" calcext:value-type="float">
            <text:p>110.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18-08-13 14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04" calcext:value-type="float">
            <text:p>113.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18-07-26 13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656" calcext:value-type="float">
            <text:p>105.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18-06-28 13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0376" calcext:value-type="float">
            <text:p>99.02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18-05-31 13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512" calcext:value-type="float">
            <text:p>104.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18-04-26 13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24" calcext:value-type="float">
            <text:p>103.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18-03-27 13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96" calcext:value-type="float">
            <text:p>107.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18-02-21 14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24" calcext:value-type="float">
            <text:p>103.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18-01-25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8" calcext:value-type="float">
            <text:p>94.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17-12-12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6688" calcext:value-type="float">
            <text:p>100.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17-11-30 14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32" calcext:value-type="float">
            <text:p>94.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17-10-23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216" calcext:value-type="float">
            <text:p>96.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17-09-07 13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" calcext:value-type="float">
            <text:p>99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17-07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64" calcext:value-type="float">
            <text:p>96.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17-06-29 13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216" calcext:value-type="float">
            <text:p>96.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17-05-18 1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8" calcext:value-type="float">
            <text:p>94.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17-04-25 13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68" calcext:value-type="float">
            <text:p>96.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17-03-30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2" calcext:value-type="float">
            <text:p>96.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17-02-23 14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216" calcext:value-type="float">
            <text:p>96.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17-01-20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10536" calcext:value-type="float">
            <text:p>104.11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16-12-08 14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20576" calcext:value-type="float">
            <text:p>100.62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16-11-21 15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416" calcext:value-type="float">
            <text:p>104.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16-10-25 13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24" calcext:value-type="float">
            <text:p>103.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16-09-23 13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2" calcext:value-type="float">
            <text:p>103.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16-08-11 1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64" calcext:value-type="float">
            <text:p>104.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16-07-22 13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24" calcext:value-type="float">
            <text:p>103.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16-06-27 13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88" calcext:value-type="float">
            <text:p>100.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16-05-26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032" calcext:value-type="float">
            <text:p>101.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16-04-27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184" calcext:value-type="float">
            <text:p>109.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16-03-28 18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36" calcext:value-type="float">
            <text:p>101.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16-01-26 15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68" calcext:value-type="float">
            <text:p>103.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15-08-27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48" calcext:value-type="float">
            <text:p>117.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15-02-18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4864" calcext:value-type="float">
            <text:p>114.8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14-12-15 15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048" calcext:value-type="float">
            <text:p>114.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14-11-20 18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24" calcext:value-type="float">
            <text:p>115.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14-10-22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48" calcext:value-type="float">
            <text:p>117.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14-09-22 15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624" calcext:value-type="float">
            <text:p>118.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14-08-29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528" calcext:value-type="float">
            <text:p>117.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14-07-29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336" calcext:value-type="float">
            <text:p>116.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14-06-26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24" calcext:value-type="float">
            <text:p>115.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14-05-20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144" calcext:value-type="float">
            <text:p>115.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14-04-2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" calcext:value-type="float">
            <text:p>114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14-03-27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04" calcext:value-type="float">
            <text:p>113.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14-02-25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" calcext:value-type="float">
            <text:p>114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14-01-30 1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144" calcext:value-type="float">
            <text:p>115.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13-12-11 15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192" calcext:value-type="float">
            <text:p>115.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13-11-14 16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624" calcext:value-type="float">
            <text:p>118.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13-10-24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056" calcext:value-type="float">
            <text:p>121.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13-09-26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392" calcext:value-type="float">
            <text:p>123.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13-09-04 13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976" calcext:value-type="float">
            <text:p>133.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13-08-20 17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2" calcext:value-type="float">
            <text:p>121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13-07-25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768" calcext:value-type="float">
            <text:p>119.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13-06-19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336" calcext:value-type="float">
            <text:p>116.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13-05-16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144" calcext:value-type="float">
            <text:p>115.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13-04-24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048" calcext:value-type="float">
            <text:p>114.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13-03-21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28144" calcext:value-type="float">
            <text:p>113.92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11-12-09 14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6224" calcext:value-type="float">
            <text:p>109.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11-01-19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088" calcext:value-type="float">
            <text:p>108.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09-01-09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7168" calcext:value-type="float">
            <text:p>101.0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08-01-31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65624" calcext:value-type="float">
            <text:p>93.76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07-02-07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78456" calcext:value-type="float">
            <text:p>91.27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06-01-27 14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312" calcext:value-type="float">
            <text:p>89.7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05-02-08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2436" calcext:value-type="float">
            <text:p>88.22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04-02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03-01-09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2544" calcext:value-type="float">
            <text:p>80.5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02-02-20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2944" calcext:value-type="float">
            <text:p>87.56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01-02-07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9736" calcext:value-type="float">
            <text:p>78.6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2000-02-21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268" calcext:value-type="float">
            <text:p>78.5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221095294201</text:p>
          </table:table-cell>
          <table:table-cell office:value-type="string" calcext:value-type="string">
            <text:p>1964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86" meta:object-count="0"/>
    <meta:user-defined meta:name="AppVersion">3.0</meta:user-defined>
  </office:meta>
</office:document-meta>
</file>